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E0000000E0BB3D78A370D50158.png" manifest:media-type="image/png"/>
  <manifest:file-entry manifest:full-path="Pictures/1000215E000011770000117712B8ACC7571A8DB5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35cm" svg:stroke-color="#ff0000" draw:marker-start-width="0.253cm" draw:marker-end-width="0.253cm" draw:fill="none" draw:textarea-horizontal-align="center" draw:textarea-vertical-align="middle" fo:padding-top="0.143cm" fo:padding-bottom="0.143cm" fo:padding-left="0.268cm" fo:padding-right="0.26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image" svg:width="4.47cm" svg:height="4.47cm" svg:x="0cm" svg:y="0cm">
          <draw:image xlink:href="Pictures/1000215E000011770000117712B8ACC7571A8DB5.svg" xlink:type="simple" xlink:show="embed" xlink:actuate="onLoad" draw:mime-type="image/svg+xml">
            <text:p/>
          </draw:image>
          <draw:image xlink:href="Pictures/10000001000000E0000000E0BB3D78A370D50158.png" xlink:type="simple" xlink:show="embed" xlink:actuate="onLoad" draw:mime-type="image/png"/>
        </draw:frame>
        <draw:path draw:style-name="gr2" draw:text-style-name="P2" draw:layer="vector" svg:width="2.227cm" svg:height="3.855cm" svg:x="0.042cm" svg:y="0.043cm" svg:viewBox="0 0 2228 3856" svg:d="M2184 304c11-2-382-40-1006 272-208-254-428-565-1153-576 10 476-194 983 586 1193 0 0-569 1758-609 1989s452 290 917 674c-6-234 216-396 216-396l-493-194c-264-147-444-530-346-713s349 197 542 233c21 4 115 32 172 48 0 0-147-69-193-132-35-48-86-120-54-170 30-47 113-36 166-20 181 53 370 185 437 362 55 144 5 312-72 457 270-181 293-286 934-379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84cm" fo:margin-bottom="0.184cm" fo:margin-left="0.184cm" fo:margin-right="0.184cm" fo:page-width="4.471cm" fo:page-height="4.47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image" draw:protected="true"/>
      <draw:layer draw:name="vector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29T18:34:30.384832992</dc:date>
    <meta:editing-duration>PT14M3S</meta:editing-duration>
    <meta:editing-cycles>1</meta:editing-cycles>
    <meta:document-statistic meta:object-count="2"/>
    <meta:generator>LibreOffice/7.4.5.1$MacOSX_AARCH64 LibreOffice_project/9c0871452b3918c1019dde9bfac75448afc4b57f</meta:generator>
  </office:meta>
</office:document-meta>
</file>